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family="paragraph">
      <style:text-properties fo:language="en" fo:country="US"/>
    </style:style>
    <style:style style:name="P4" style:parent-style-name="Lijstalinea" style:family="paragraph">
      <style:text-properties fo:language="en" fo:country="US"/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family="paragraph">
      <style:text-properties fo:language="en" fo:country="US"/>
    </style:style>
    <style:style style:name="P8" style:parent-style-name="Lijstalinea" style:family="paragraph">
      <style:text-properties fo:language="en" fo:country="US"/>
    </style:style>
    <style:style style:name="P9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at zijn media-queries?</text:p>
        </text:list-item>
      </text:list>
      <text:p text:style-name="Lijstalinea">Is een functie van css3 waarmee<text:s/>de weergave van inhoud kan worden aangepast</text:p>
      <text:list text:style-name="LFO1" text:continue-numbering="true">
        <text:list-item>
          <text:p text:style-name="P2">Geef een voorbeeld van media-queries?</text:p>
        </text:list-item>
      </text:list>
      <text:p text:style-name="P3">Monitor: width=1440px, laptop: width=1280px etc</text:p>
      <text:p text:style-name="P4"/>
      <text:list text:style-name="LFO1" text:continue-numbering="true">
        <text:list-item>
          <text:p text:style-name="P5">Wat betekent “-webkit-background-color: red;”?</text:p>
        </text:list-item>
      </text:list>
      <text:p text:style-name="Lijstalinea">De CSS-eigenschap -webkit-text-fill-color specificeert de vulkleur van tekens in tekst.</text:p>
      <text:list text:style-name="LFO1" text:continue-numbering="true">
        <text:list-item>
          <text:p text:style-name="P6">Wat betekent “-moz-font-size: 2rem”?</text:p>
        </text:list-item>
      </text:list>
      <text:p text:style-name="P7">Dat het 2x the browser font size is.</text:p>
      <text:p text:style-name="P8"/>
      <text:list text:style-name="LFO1" text:continue-numbering="true">
        <text:list-item>
          <text:p text:style-name="P9">Het testen van je werk is superbelangrijk in programmeren. Geef drie redenen waarom testen zo belangrijk is.</text:p>
        </text:list-item>
      </text:list>
      <text:p text:style-name="Lijstalinea">1 is omdat je moet kijken of het werkt</text:p>
      <text:p text:style-name="Lijstalinea">2 is het bespaart je tijd</text:p>
      <text:p text:style-name="Lijstalinea">3 is het laat je denken over je co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0-12T08:01:00Z</meta:creation-date>
    <dc:date>2022-10-12T09:24:00Z</dc:date>
    <meta:template xlink:href="Normal.dotm" xlink:type="simple"/>
    <meta:editing-cycles>1</meta:editing-cycles>
    <meta:editing-duration>PT4980S</meta:editing-duration>
    <meta:document-statistic meta:page-count="1" meta:paragraph-count="1" meta:word-count="93" meta:character-count="607" meta:row-count="4" meta:non-whitespace-character-count="515"/>
  </office:meta>
</office:document-meta>
</file>